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ijaya" svg:font-family="Vijay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ijaya" fo:font-size="14pt" fo:language="de" fo:country="DE" style:font-size-asian="14pt" style:font-size-complex="14pt"/>
    </style:style>
    <style:style style:name="P2" style:family="paragraph" style:parent-style-name="Standard" style:list-style-name="L1">
      <style:paragraph-properties fo:text-align="center" style:justify-single-word="false"/>
      <style:text-properties style:font-name="Vijaya" fo:font-size="14pt" fo:language="de" fo:country="DE" style:font-size-asian="14pt" style:font-size-complex="14pt"/>
    </style:style>
    <style:style style:name="P3" style:family="paragraph" style:parent-style-name="Standard" style:list-style-name="L2">
      <style:paragraph-properties fo:text-align="center" style:justify-single-word="false"/>
      <style:text-properties style:font-name="Vijaya" fo:font-size="14pt" fo:language="de" fo:country="DE" style:font-size-asian="14pt" style:font-size-complex="14pt"/>
    </style:style>
    <style:style style:name="P4" style:family="paragraph" style:parent-style-name="Standard">
      <style:paragraph-properties fo:text-align="center" style:justify-single-word="false"/>
      <style:text-properties style:font-name="Vijaya" fo:font-size="15pt" fo:language="de" fo:country="DE" style:text-underline-style="none" fo:font-weight="bold" style:font-size-asian="15pt" style:font-weight-asian="bold" style:font-size-complex="15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 Namen der Allweisen Herrin Hesinde und im Zeichen des Großen Basilius von Punin</text:p>
      <text:p text:style-name="P1"/>
      <text:p text:style-name="P1">Beschluss der Geheimen Tagung der Comittandes in Sacer Nominorum Basilium</text:p>
      <text:p text:style-name="P1"/>
      <text:p text:style-name="P1">Temyr ibn Sahid, Spectabilitus zu Klammsbrück,</text:p>
      <text:p text:style-name="P1"/>
      <text:p text:style-name="P1">nach langer Beratung und Abwägung aller Für- und Widerworte wurdet Ihr erwählt, euch der Prüfung des Heiligen Basilius zu unterziehen, um fortan als Archomagus die Fackel der Hesindianischen Gaben in die Welt zu tragen.</text:p>
      <text:p text:style-name="P1"/>
      <text:p text:style-name="P1">Alleine das Euer Name an unsere geheimen und weisen Ohren getragen wurde, ist ein großes Lob für eure wissenschaftliche und fachliche Reputation.</text:p>
      <text:p text:style-name="P1"/>
      <text:p text:style-name="P1">Grund der Nominierung sind:</text:p>
      <text:list xml:id="list1384447311354805190" text:style-name="L1">
        <text:list-item>
          <text:p text:style-name="P2">Eure unschätzbaren Erkenntnisse über das Wesen des Bethaniers</text:p>
        </text:list-item>
        <text:list-item>
          <text:p text:style-name="P2">Euer nimmer endend wollende Kampf gegen die Feinde der Schöpfung </text:p>
        </text:list-item>
        <text:list-item>
          <text:p text:style-name="P2">und eure unvergleichlichen Kenntnisse in vielerlei Magie</text:p>
        </text:list-item>
      </text:list>
      <text:p text:style-name="P1"/>
      <text:p text:style-name="P1">Nominandi:</text:p>
      <text:list xml:id="list5245566422801232930" text:style-name="L2">
        <text:list-item>
          <text:p text:style-name="P3">Primus: Prishya von Garlischgötz, Convocata Prima</text:p>
        </text:list-item>
        <text:list-item>
          <text:p text:style-name="P3">Secundus: Rakorium Muntagonus, Archomagus</text:p>
        </text:list-item>
        <text:list-item>
          <text:p text:style-name="P3">Tertius: Thomeg Atherion, Archomagus</text:p>
        </text:list-item>
      </text:list>
      <text:p text:style-name="P1"/>
      <text:p text:style-name="P1">Damit ist Recht und Sitte genüge getan, drei Fidentes haben Euren Namen gesprochen.</text:p>
      <text:p text:style-name="P1"/>
      <text:p text:style-name="P1">Obwohl Eure Qualifikation nicht angezweifelt wird, ist es Recht, Gesetz und Sitte, dass Ihr euch </text:p>
      <text:p text:style-name="P1">den Inneren und <text:s/>Äußeren Dämonen der</text:p>
      <text:p text:style-name="P1"/>
      <text:p text:style-name="P4">Examinatio Sacer Basilium</text:p>
      <text:p text:style-name="P1"/>
      <text:p text:style-name="P1">unterzieht.</text:p>
      <text:p text:style-name="P1"><text:line-break/>Wisset folgendes!</text:p>
      <text:p text:style-name="P1">Die Prüfung ist das größte Geheimnis eines Erzmagiers, niemals dürft oder könnt Ihr davon reden.</text:p>
      <text:p text:style-name="P1">Die Prüfung kann nur einmal abgelegt werden, danach wird sie Euch für immer verschlossen sein.</text:p>
      <text:p text:style-name="P1">Die Prüfung prüft Leib Geist und Seele. Sie ist gefährlich und hat schon so manchem Bewerber den Tod gebracht.</text:p>
      <text:p text:style-name="P1"/>
      <text:p text:style-name="P1">Es ist keine Schande nun zurückzutreten, doch wenn Ihr Euch wagt, so tretet am Abend des 19. Ingerimm mit nichts als Stab und Gewandt bekleidet, allein nur im Beisein der Götter vor das Hohe und Geheime Gericht. Der Ort sei die Aula des Pentagrammatons zu Punin.</text:p>
      <text:p text:style-name="P1"/>
      <text:p text:style-name="P1">Gezeichnet im Auftrag der</text:p>
      <text:p text:style-name="P1">Comittandes in Sacer Nominorum Basili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ijaya" svg:font-family="Vijay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as Völcker</meta:initial-creator>
    <meta:creation-date>2014-12-26T13:06:33.67</meta:creation-date>
    <meta:document-statistic meta:table-count="0" meta:image-count="0" meta:object-count="0" meta:page-count="1" meta:paragraph-count="25" meta:word-count="280" meta:character-count="1812"/>
    <dc:date>2014-12-26T13:27:59.75</dc:date>
    <dc:creator>Claas Völcker</dc:creator>
    <meta:editing-duration>PT4M55S</meta:editing-duration>
    <meta:editing-cycles>1</meta:editing-cycles>
    <meta:generator>OpenOffice/4.1.1$Win32 OpenOffice.org_project/411m6$Build-9775</meta:generator>
  </office:meta>
</office:document-meta>
</file>